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byssinica SIL" fo:font-size="44pt" fo:font-style="normal" fo:font-weight="bold" officeooo:rsid="001caa8b" officeooo:paragraph-rsid="001caa8b" style:font-size-asian="38.5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style:text-properties fo:color="#000000" loext:opacity="100%" style:font-name="Abyssinica SIL" fo:font-size="18pt" fo:font-style="normal" fo:font-weight="bold" officeooo:rsid="001caa8b" officeooo:paragraph-rsid="001caa8b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color="#000000" loext:opacity="100%" style:font-name="Abyssinica SIL" fo:font-size="18pt" fo:font-style="normal" fo:font-weight="bold" officeooo:rsid="001d2b84" officeooo:paragraph-rsid="001d2b84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color="#000000" loext:opacity="100%" style:font-name="Abyssinica SIL" fo:font-size="18pt" fo:font-style="normal" fo:font-weight="bold" officeooo:rsid="001d3789" officeooo:paragraph-rsid="001d3789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DejaVu Math TeX Gyre"/>
    </style:style>
    <style:style style:name="T2" style:family="text">
      <style:text-properties style:font-name="DejaVu Sans Light"/>
    </style:style>
    <style:style style:name="T3" style:family="text">
      <style:text-properties style:font-name="DejaVu Sans Light" officeooo:rsid="001da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</text:p>
      <text:p text:style-name="P1"/>
      <text:p text:style-name="P2"><text:span text:style-name="T1">Name</text:span>: <text:span text:style-name="T2">archana.k</text:span></text:p>
      <text:p text:style-name="P2"><text:span text:style-name="T1">age</text:span>: <text:span text:style-name="T2">18</text:span></text:p>
      <text:p text:style-name="P2">DOB: <text:span text:style-name="T2">20-09-2006</text:span></text:p>
      <text:p text:style-name="P2"><text:span text:style-name="T1">gender</text:span>: <text:span text:style-name="T2">female</text:span></text:p>
      <text:p text:style-name="P2"><text:span text:style-name="T1">address:</text:span> <text:span text:style-name="T2">tripunithura,Ernakulam,kerala</text:span></text:p>
      <text:p text:style-name="P2"><text:span text:style-name="T1">occupatio</text:span>n: <text:span text:style-name="T2">btech student ,electronic and biomedical engineering </text:span></text:p>
      <text:p text:style-name="P2"><text:span text:style-name="T1">institution</text:span>: <text:span text:style-name="T2">adi shankara institute of engineering amd technology,kalady </text:span></text:p>
      <text:p text:style-name="P2"><text:span text:style-name="T1">Email:</text:span> <text:a xlink:type="simple" xlink:href="mailto:archanakadamanya@gmail.com" text:style-name="Internet_20_link" text:visited-style-name="Visited_20_Internet_20_Link"><text:span text:style-name="T2">archanakadamanya@gmail.com</text:span></text:a></text:p>
      <text:p text:style-name="P3">languages: <text:span text:style-name="T2">fluent in tulu ,malayalam ,english and elementary in tamil</text:span></text:p>
      <text:p text:style-name="P3">hobbies : <text:span text:style-name="T2">cyclying ,go to gym,and loves to spend more time with nature</text:span></text:p>
      <text:p text:style-name="P4">work: * <text:span text:style-name="T3">working as suppiler and accountant in a restaurant by providing excellent service to the customers </text:span></text:p>
      <text:p text:style-name="P4"><text:span text:style-name="T3">* working as a model in pattanam rasheed academy ,kaloor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5:07.498152333</meta:creation-date>
    <dc:date>2025-03-21T11:33:32.725144367</dc:date>
    <meta:editing-duration>PT8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78" meta:character-count="569" meta:non-whitespace-character-count="500"/>
  </office:meta>
</office:document-meta>
</file>